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523F9D44EF3560C4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cm" fo:min-width="8.2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a933" draw:fill-color="#158466" draw:textarea-horizontal-align="justify" draw:textarea-vertical-align="middle" draw:auto-grow-height="false" fo:min-height="7.5cm" fo:min-width="9.75cm"/>
      <style:paragraph-properties style:writing-mode="lr-tb"/>
    </style:style>
    <style:style style:name="gr4" style:family="graphic" style:parent-style-name="standard">
      <style:graphic-properties svg:stroke-color="#ffbf00" draw:fill-color="#ff8000" draw:textarea-horizontal-align="justify" draw:textarea-vertical-align="middle" draw:auto-grow-height="false" fo:min-height="19.45cm" fo:min-width="18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158466"/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8000"/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5cm" svg:height="7.7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187cm" svg:height="6.706cm" svg:x="1.313cm" svg:y="1.544cm">
          <draw:image xlink:href="Pictures/1000000000000190000001523F9D44EF3560C42F.png" xlink:type="simple" xlink:show="embed" xlink:actuate="onLoad" draw:mime-type="image/png">
            <text:p/>
          </draw:image>
        </draw:frame>
        <draw:custom-shape draw:style-name="gr3" draw:text-style-name="P2" draw:layer="layout" svg:width="10.25cm" svg:height="7.75cm" svg:x="9.75cm" svg:y="1cm">
          <text:p text:style-name="P1"><text:span text:style-name="T1">変数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19.7cm" svg:x="1cm" svg:y="9cm">
          <text:p text:style-name="P3"><text:span text:style-name="T1">コード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07T22:17:34.539378876</meta:creation-date>
    <dc:date>2021-01-07T22:22:09.720010243</dc:date>
    <meta:editing-duration>PT9S</meta:editing-duration>
    <meta:editing-cycles>1</meta:editing-cycles>
    <meta:document-statistic meta:object-count="4"/>
    <meta:generator>LibreOffice/7.0.1.2$MacOSX_X86_64 LibreOffice_project/7cbcfc562f6eb6708b5ff7d7397325de9e764452</meta:generator>
  </office:meta>
</office:document-meta>
</file>